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senvolvimento Moderno com PH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's</text:p>
              </text:list-item>
              <text:list-item>
                <text:p>Composer</text:p>
              </text:list-item>
              <text:list-item>
                <text:p>Bower</text:p>
              </text:list-item>
              <text:list-item>
                <text:p>Gulp</text:p>
              </text:list-item>
              <text:list-item>
                <text:p>Git</text:p>
              </text:list-item>
              <text:list-item>
                <text:p>OS (Linux / Mac / Windows)</text:p>
              </text:list-item>
              <text:list-item>
                <text:p>Cloud (Amazon / DigitalOcean / OpenShift)</text:p>
              </text:list-item>
              <text:list-item>
                <text:p>Vagrant / Do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dr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SR's (PHP Fig)</text:p>
              </text:list-item>
              <text:list-item>
                <text:p>Padrões de Projeto</text:p>
              </text:list-item>
              <text:list-item>
                <text:p>S.O.L.I.D</text:p>
              </text:list-item>
              <text:list-item>
                <text:p>DDD</text:p>
              </text:list-item>
              <text:list-item>
                <text:p>Frame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ame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operabilidade</text:p>
              </text:list-item>
              <text:list-item>
                <text:p>Opções</text:p>
              </text:list-item>
              <text:list-item>
                <text:p>Market Sh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7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volução da Linguagem</text:p>
                <text:list>
                  <text:list-item>
                    <text:p>Traits</text:p>
                  </text:list-item>
                  <text:list-item>
                    <text:p>Funções Anônimas</text:p>
                  </text:list-item>
                </text:list>
              </text:list-item>
              <text:list-item>
                <text:p>Objetos Anônim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entação a Obje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Orientado a Objetos</text:p>
              </text:list-item>
              <text:list-item>
                <text:p>Design Orientado a Interfaces</text:p>
              </text:list-item>
              <text:list-item>
                <text:p>Design Orientado aos Padrões de Projeto, Princípos S.O.L.I.D e D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cas Para Desenvolved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iciantes</text:p>
              </text:list-item>
              <text:list-item>
                <text:p>Familiarizados</text:p>
              </text:list-item>
              <text:list-item>
                <text:p>Experi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glê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teratura</text:p>
              </text:list-item>
              <text:list-item>
                <text:p>Documentação</text:p>
              </text:list-item>
              <text:list-item>
                <text:p>Recursos Multimíd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tura </meta:initial-creator>
    <meta:creation-date>2016-04-13T05:32:17.787389362</meta:creation-date>
    <dc:date>2016-04-13T06:11:34.632157368</dc:date>
    <dc:creator>ventura </dc:creator>
    <meta:editing-duration>PT24M</meta:editing-duration>
    <meta:editing-cycles>2</meta:editing-cycles>
    <meta:generator>LibreOffice/5.0.5.2$Linux_X86_64 LibreOffice_project/00m0$Build-2</meta:generator>
    <meta:document-statistic meta:object-count="53"/>
  </office:meta>
</office:document-meta>
</file>